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adornments="Regular" style:font-family-generic="swiss" style:font-pitch="variable"/>
    <style:font-face style:name="Arimo" svg:font-family="Arimo" style:font-pitch="variable"/>
    <style:font-face style:name="Arimo1" svg:font-family="Arimo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32" svg:stroke-width="0.179cm" svg:stroke-color="#808080" draw:marker-start="" draw:marker-start-width="0.5cm" draw:marker-end="Arrow_20_short" draw:marker-end-width="0.5cm" draw:stroke-linejoin="bevel" svg:stroke-linecap="butt" draw:fill="none" fo:padding-top="0.089cm" fo:padding-bottom="0.089cm" fo:padding-left="0.089cm" fo:padding-right="0.089cm"/>
    </style:style>
    <style:style style:name="gr2" style:family="graphic" style:parent-style-name="standard">
      <style:graphic-properties draw:stroke="solid" svg:stroke-width="0.028cm" svg:stroke-color="#5983b0" draw:stroke-linejoin="bevel" svg:stroke-linecap="square" draw:fill="solid" draw:fill-color="#5983b0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4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dddddd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14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8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8cm" svg:stroke-color="#5b56e3" draw:stroke-linejoin="bevel" svg:stroke-linecap="square" draw:fill="solid" draw:fill-color="#5b56e3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d4ea6b" draw:stroke-linejoin="bevel" svg:stroke-linecap="square" draw:fill="solid" draw:fill-color="#d4ea6b" fo:padding-top="0.014cm" fo:padding-bottom="0.014cm" fo:padding-left="0.014cm" fo:padding-right="0.014cm"/>
    </style:style>
    <style:style style:name="gr10" style:family="graphic" style:parent-style-name="standard">
      <style:graphic-properties draw:stroke="solid" svg:stroke-width="0.028cm" svg:stroke-color="#f27c5b" draw:stroke-linejoin="bevel" svg:stroke-linecap="square" draw:fill="solid" draw:fill-color="#f27c5b" fo:padding-top="0.014cm" fo:padding-bottom="0.014cm" fo:padding-left="0.014cm" fo:padding-right="0.014cm"/>
    </style:style>
    <style:style style:name="gr11" style:family="graphic" style:parent-style-name="standard">
      <style:graphic-properties draw:stroke="solid" svg:stroke-width="0.028cm" svg:stroke-color="#5bf5f7" draw:stroke-linejoin="bevel" svg:stroke-linecap="square" draw:fill="solid" draw:fill-color="#5bf5f7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.028cm" svg:stroke-color="#3faf46" draw:stroke-linejoin="bevel" svg:stroke-linecap="square" draw:fill="solid" draw:fill-color="#3faf46" fo:padding-top="0.014cm" fo:padding-bottom="0.014cm" fo:padding-left="0.014cm" fo:padding-right="0.014cm"/>
    </style:style>
    <style:style style:name="gr13" style:family="graphic" style:parent-style-name="standard">
      <style:graphic-properties draw:stroke="solid" svg:stroke-width="0.084cm" svg:stroke-color="#000000" draw:stroke-linejoin="bevel" svg:stroke-linecap="butt" draw:fill="none" fo:padding-top="0.042cm" fo:padding-bottom="0.042cm" fo:padding-left="0.042cm" fo:padding-right="0.042cm"/>
    </style:style>
    <style:style style:name="gr14" style:family="graphic" style:parent-style-name="standard">
      <style:graphic-properties draw:stroke="dash" draw:stroke-dash="stroke-dash27" svg:stroke-width="0.084cm" svg:stroke-color="#808080" draw:stroke-linejoin="bevel" svg:stroke-linecap="butt" draw:fill="none" fo:padding-top="0.042cm" fo:padding-bottom="0.042cm" fo:padding-left="0.042cm" fo:padding-right="0.042cm"/>
    </style:style>
    <style:style style:name="gr15" style:family="graphic" style:parent-style-name="standard">
      <style:graphic-properties draw:stroke="dash" draw:stroke-dash="stroke-dash20" svg:stroke-width="0.028cm" svg:stroke-color="#808080" draw:stroke-linejoin="bevel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solid" svg:stroke-width="0.028cm" svg:stroke-color="#000000" draw:stroke-linejoin="bevel" svg:stroke-linecap="butt" draw:fill="none" fo:padding-top="0.014cm" fo:padding-bottom="0.014cm" fo:padding-left="0.014cm" fo:padding-right="0.014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.88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.38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2.38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69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.13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3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solid" draw:fill-color="#5983b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solid" draw:fill-color="#dddddd"/>
    </style:style>
    <style:style style:name="P6" style:family="paragraph">
      <loext:graphic-properties draw:fill="solid" draw:fill-color="#5b56e3"/>
    </style:style>
    <style:style style:name="P7" style:family="paragraph">
      <loext:graphic-properties draw:fill="solid" draw:fill-color="#d4ea6b"/>
    </style:style>
    <style:style style:name="P8" style:family="paragraph">
      <loext:graphic-properties draw:fill="solid" draw:fill-color="#f27c5b"/>
    </style:style>
    <style:style style:name="P9" style:family="paragraph">
      <loext:graphic-properties draw:fill="solid" draw:fill-color="#5bf5f7"/>
    </style:style>
    <style:style style:name="P10" style:family="paragraph">
      <loext:graphic-properties draw:fill="solid" draw:fill-color="#3faf46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start" style:writing-mode="lr-tb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3" style:family="paragraph">
      <loext:graphic-properties draw:fill="none"/>
      <style:paragraph-properties style:writing-mode="lr-tb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font-size="11.1999998092651pt" fo:font-style="italic" fo:font-weight="bold" style:font-size-asian="11.1999998092651pt" style:font-style-asian="italic" style:font-weight-asian="bold" style:font-size-complex="11.1999998092651pt" style:font-style-complex="italic" style:font-weight-complex="bold"/>
    </style:style>
    <style:style style:name="P15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loext:opacity="100%"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color="#000000" loext:opacity="100%" style:font-name="Arimo1" fo:font-size="11.1999998092651pt" fo:font-weight="bold" style:font-size-asian="11.1999998092651pt" style:font-weight-asian="bold" style:font-name-complex="Arimo1" style:font-size-complex="11.1999998092651pt" style:font-weight-complex="bold"/>
    </style:style>
    <style:style style:name="T3" style:family="text">
      <style:text-properties fo:color="#000000" loext:opacity="100%" style:font-name="Arimo1" fo:font-size="11.1999998092651pt" fo:font-style="italic" fo:font-weight="bold" style:font-size-asian="11.1999998092651pt" style:font-style-asian="italic" style:font-weight-asian="bold" style:font-name-complex="Arimo1" style:font-size-complex="11.199999809265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7.274cm" svg:y1="2.556cm" svg:x2="7.274cm" svg:y2="1.957cm">
          <text:p/>
        </draw:line>
        <draw:polygon draw:style-name="gr2" draw:text-style-name="P2" draw:layer="layout" svg:width="3.295cm" svg:height="0.619cm" svg:x="4.052cm" svg:y="7.865cm" svg:viewBox="0 0 3296 620" draw:points="0,0 3296,0 3296,620 0,620">
          <text:p/>
        </draw:polygon>
        <draw:line draw:style-name="gr1" draw:text-style-name="P1" draw:layer="layout" svg:x1="6.983cm" svg:y1="2.523cm" svg:x2="6.983cm" svg:y2="3.773cm">
          <text:p/>
        </draw:line>
        <draw:frame draw:style-name="gr3" draw:text-style-name="P4" draw:layer="layout" svg:width="3.143cm" svg:height="0.712cm" svg:x="1.915cm" svg:y="6.408cm">
          <draw:text-box>
            <text:p text:style-name="P3"><text:span text:style-name="T1">Merge alg.</text:span></text:p>
          </draw:text-box>
        </draw:frame>
        <draw:polygon draw:style-name="gr4" draw:text-style-name="P5" draw:layer="layout" svg:width="1.391cm" svg:height="1.342cm" svg:x="3.317cm" svg:y="4.909cm" svg:viewBox="0 0 1392 1343" draw:points="1392,709 884,1343 192,1301 0,633 509,0 702,666">
          <text:p/>
        </draw:polygon>
        <draw:polygon draw:style-name="gr4" draw:text-style-name="P5" draw:layer="layout" svg:width="1.392cm" svg:height="1.342cm" svg:x="10.206cm" svg:y="4.909cm" svg:viewBox="0 0 1393 1343" draw:points="0,709 509,1343 1202,1301 1393,633 885,0 692,666">
          <text:p/>
        </draw:polygon>
        <draw:frame draw:style-name="gr5" draw:text-style-name="P4" draw:layer="layout" svg:width="2.656cm" svg:height="0.712cm" svg:x="10.988cm" svg:y="6.387cm">
          <draw:text-box>
            <text:p text:style-name="P3"><text:span text:style-name="T1">Split alg.</text:span></text:p>
          </draw:text-box>
        </draw:frame>
        <draw:frame draw:style-name="gr6" draw:text-style-name="P4" draw:layer="layout" svg:width="6.149cm" svg:height="0.712cm" svg:x="4.719cm" svg:y="0.25cm">
          <draw:text-box>
            <text:p text:style-name="P3"><text:span text:style-name="T1">Starting delimitation</text:span></text:p>
          </draw:text-box>
        </draw:frame>
        <draw:polygon draw:style-name="gr4" draw:text-style-name="P5" draw:layer="layout" svg:width="1.392cm" svg:height="1.342cm" svg:x="3.5cm" svg:y="11.193cm" svg:viewBox="0 0 1393 1343" draw:points="0,709 508,1343 1201,1300 1393,632 884,0 691,666">
          <text:p/>
        </draw:polygon>
        <draw:polygon draw:style-name="gr4" draw:text-style-name="P5" draw:layer="layout" svg:width="1.391cm" svg:height="1.342cm" svg:x="10.192cm" svg:y="11.118cm" svg:viewBox="0 0 1392 1343" draw:points="1392,710 884,1343 191,1301 0,633 509,0 700,667">
          <text:p/>
        </draw:polygon>
        <draw:frame draw:style-name="gr7" draw:text-style-name="P4" draw:layer="layout" svg:width="6.852cm" svg:height="0.712cm" svg:x="4.2cm" svg:y="12.724cm">
          <draw:text-box>
            <text:p text:style-name="P3"><text:span text:style-name="T1">M</text:span><text:span text:style-name="T1">e</text:span><text:span text:style-name="T1">r</text:span><text:span text:style-name="T1">g</text:span><text:span text:style-name="T1">e </text:span><text:span text:style-name="T1">a</text:span><text:span text:style-name="T1">n</text:span><text:span text:style-name="T1">d</text:span><text:span text:style-name="T1"> </text:span><text:span text:style-name="T1">S</text:span><text:span text:style-name="T1">p</text:span><text:span text:style-name="T1">li</text:span><text:span text:style-name="T1">t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/text:p>
          </draw:text-box>
        </draw:frame>
        <draw:polygon draw:style-name="gr8" draw:text-style-name="P6" draw:layer="layout" svg:width="3.296cm" svg:height="0.626cm" svg:x="4.051cm" svg:y="7.238cm" svg:viewBox="0 0 3297 627" draw:points="0,0 3297,0 3297,627 0,627">
          <text:p/>
        </draw:polygon>
        <draw:polygon draw:style-name="gr9" draw:text-style-name="P7" draw:layer="layout" svg:width="3.522cm" svg:height="0.621cm" svg:x="3.825cm" svg:y="8.451cm" svg:viewBox="0 0 3523 622" draw:points="0,0 3523,0 3523,622 0,622">
          <text:p/>
        </draw:polygon>
        <draw:polygon draw:style-name="gr10" draw:text-style-name="P8" draw:layer="layout" svg:width="3.982cm" svg:height="0.621cm" svg:x="3.365cm" svg:y="9.072cm" svg:viewBox="0 0 3983 622" draw:points="0,0 3983,0 3983,622 0,622">
          <text:p/>
        </draw:polygon>
        <draw:polygon draw:style-name="gr11" draw:text-style-name="P9" draw:layer="layout" svg:width="4.964cm" svg:height="0.621cm" svg:x="2.383cm" svg:y="9.693cm" svg:viewBox="0 0 4965 622" draw:points="0,0 4965,0 4965,622 0,622">
          <text:p/>
        </draw:polygon>
        <draw:polygon draw:style-name="gr12" draw:text-style-name="P10" draw:layer="layout" svg:width="5.99cm" svg:height="0.621cm" svg:x="1.357cm" svg:y="10.314cm" svg:viewBox="0 0 5991 622" draw:points="0,0 5991,0 5991,622 0,622">
          <text:p/>
        </draw:polygon>
        <draw:line draw:style-name="gr13" draw:text-style-name="P11" draw:layer="layout" svg:x1="1.357cm" svg:y1="9.391cm" svg:x2="1.357cm" svg:y2="10.676cm">
          <text:p/>
        </draw:line>
        <draw:polygon draw:style-name="gr14" draw:text-style-name="P11" draw:layer="layout" svg:width="0cm" svg:height="0cm" svg:x="1.372cm" svg:y="10.033cm" svg:viewBox="0 0 0 0" draw:points="0,0">
          <text:p/>
        </draw:polygon>
        <draw:polygon draw:style-name="gr13" draw:text-style-name="P11" draw:layer="layout" svg:width="0cm" svg:height="0cm" svg:x="1.372cm" svg:y="10.033cm" svg:viewBox="0 0 0 0" draw:points="0,0">
          <text:p/>
        </draw:polygon>
        <draw:line draw:style-name="gr13" draw:text-style-name="P11" draw:layer="layout" svg:x1="2.365cm" svg:y1="8.811cm" svg:x2="2.365cm" svg:y2="10.055cm">
          <text:p/>
        </draw:line>
        <draw:line draw:style-name="gr14" draw:text-style-name="P11" draw:layer="layout" svg:x1="2.38cm" svg:y1="9.433cm" svg:x2="2.351cm" svg:y2="9.433cm">
          <text:p/>
        </draw:line>
        <draw:line draw:style-name="gr13" draw:text-style-name="P11" draw:layer="layout" svg:x1="1.372cm" svg:y1="9.433cm" svg:x2="2.38cm" svg:y2="9.433cm">
          <text:p/>
        </draw:line>
        <draw:line draw:style-name="gr13" draw:text-style-name="P11" draw:layer="layout" svg:x1="3.351cm" svg:y1="8.273cm" svg:x2="3.351cm" svg:y2="9.434cm">
          <text:p/>
        </draw:line>
        <draw:line draw:style-name="gr14" draw:text-style-name="P11" draw:layer="layout" svg:x1="3.365cm" svg:y1="8.854cm" svg:x2="3.337cm" svg:y2="8.854cm">
          <text:p/>
        </draw:line>
        <draw:line draw:style-name="gr13" draw:text-style-name="P11" draw:layer="layout" svg:x1="2.38cm" svg:y1="8.854cm" svg:x2="3.365cm" svg:y2="8.854cm">
          <text:p/>
        </draw:line>
        <draw:line draw:style-name="gr13" draw:text-style-name="P11" draw:layer="layout" svg:x1="3.825cm" svg:y1="7.818cm" svg:x2="3.825cm" svg:y2="8.813cm">
          <text:p/>
        </draw:line>
        <draw:line draw:style-name="gr14" draw:text-style-name="P11" draw:layer="layout" svg:x1="3.839cm" svg:y1="8.316cm" svg:x2="3.811cm" svg:y2="8.316cm">
          <text:p/>
        </draw:line>
        <draw:line draw:style-name="gr13" draw:text-style-name="P11" draw:layer="layout" svg:x1="3.365cm" svg:y1="8.316cm" svg:x2="3.839cm" svg:y2="8.316cm">
          <text:p/>
        </draw:line>
        <draw:line draw:style-name="gr13" draw:text-style-name="P11" draw:layer="layout" svg:x1="3.839cm" svg:y1="7.861cm" svg:x2="4.038cm" svg:y2="7.861cm">
          <text:p/>
        </draw:line>
        <draw:polygon draw:style-name="gr15" draw:text-style-name="P11" draw:layer="layout" svg:width="0cm" svg:height="0cm" svg:x="4.241cm" svg:y="7.557cm" svg:viewBox="0 0 0 0" draw:points="0,0">
          <text:p/>
        </draw:polygon>
        <draw:polygon draw:style-name="gr16" draw:text-style-name="P11" draw:layer="layout" svg:width="0cm" svg:height="0cm" svg:x="4.241cm" svg:y="7.557cm" svg:viewBox="0 0 0 0" draw:points="0,0">
          <text:p/>
        </draw:polygon>
        <draw:frame draw:style-name="gr17" draw:text-style-name="P12" draw:layer="layout" svg:width="1.885cm" svg:height="1.324cm" svg:x="4.295cm" svg:y="7.332cm">
          <draw:text-box>
            <text:p text:style-name="P3"><text:span text:style-name="T2">Pelastes</text:span></text:p>
          </draw:text-box>
        </draw:frame>
        <draw:polygon draw:style-name="gr15" draw:text-style-name="P11" draw:layer="layout" svg:width="0cm" svg:height="0cm" svg:x="4.241cm" svg:y="8.164cm" svg:viewBox="0 0 0 0" draw:points="0,0">
          <text:p/>
        </draw:polygon>
        <draw:polygon draw:style-name="gr16" draw:text-style-name="P11" draw:layer="layout" svg:width="0cm" svg:height="0cm" svg:x="4.241cm" svg:y="8.164cm" svg:viewBox="0 0 0 0" draw:points="0,0">
          <text:p/>
        </draw:polygon>
        <draw:polygon draw:style-name="gr14" draw:text-style-name="P11" draw:layer="layout" svg:width="0cm" svg:height="0cm" svg:x="4.241cm" svg:y="8.771cm" svg:viewBox="0 0 0 0" draw:points="0,0">
          <text:p/>
        </draw:polygon>
        <draw:line draw:style-name="gr13" draw:text-style-name="P11" draw:layer="layout" svg:x1="3.839cm" svg:y1="8.771cm" svg:x2="4.241cm" svg:y2="8.771cm">
          <text:p/>
        </draw:line>
        <draw:frame draw:style-name="gr18" draw:text-style-name="P12" draw:layer="layout" svg:width="1.385cm" svg:height="0.883cm" svg:x="4.295cm" svg:y="7.939cm">
          <draw:text-box>
            <text:p text:style-name="P3"><text:span text:style-name="T2">Ozark</text:span></text:p>
          </draw:text-box>
        </draw:frame>
        <draw:frame draw:style-name="gr19" draw:text-style-name="P12" draw:layer="layout" svg:width="2.385cm" svg:height="1.324cm" svg:x="4.295cm" svg:y="8.546cm">
          <draw:text-box>
            <text:p text:style-name="P3"><text:span text:style-name="T2">Megalotis</text:span></text:p>
          </draw:text-box>
        </draw:frame>
        <draw:polygon draw:style-name="gr14" draw:text-style-name="P11" draw:layer="layout" svg:width="0cm" svg:height="0cm" svg:x="4.241cm" svg:y="9.392cm" svg:viewBox="0 0 0 0" draw:points="0,0">
          <text:p/>
        </draw:polygon>
        <draw:line draw:style-name="gr13" draw:text-style-name="P11" draw:layer="layout" svg:x1="3.365cm" svg:y1="9.392cm" svg:x2="4.241cm" svg:y2="9.392cm">
          <text:p/>
        </draw:line>
        <draw:frame draw:style-name="gr20" draw:text-style-name="P13" draw:layer="layout" svg:width="1.691cm" svg:height="0.442cm" svg:x="4.295cm" svg:y="9.167cm">
          <draw:text-box>
            <text:p text:style-name="P3"><text:span text:style-name="T2">Ouachita</text:span></text:p>
          </draw:text-box>
        </draw:frame>
        <draw:polygon draw:style-name="gr14" draw:text-style-name="P11" draw:layer="layout" svg:width="0cm" svg:height="0cm" svg:x="4.241cm" svg:y="10.013cm" svg:viewBox="0 0 0 0" draw:points="0,0">
          <text:p/>
        </draw:polygon>
        <draw:line draw:style-name="gr13" draw:text-style-name="P11" draw:layer="layout" svg:x1="2.38cm" svg:y1="10.013cm" svg:x2="4.241cm" svg:y2="10.013cm">
          <text:p/>
        </draw:line>
        <draw:frame draw:style-name="gr21" draw:text-style-name="P12" draw:layer="layout" svg:width="1.135cm" svg:height="0.883cm" svg:x="4.295cm" svg:y="9.788cm">
          <draw:text-box>
            <text:p text:style-name="P3"><text:span text:style-name="T2">Solis</text:span></text:p>
          </draw:text-box>
        </draw:frame>
        <draw:polygon draw:style-name="gr14" draw:text-style-name="P11" draw:layer="layout" svg:width="0cm" svg:height="0cm" svg:x="4.241cm" svg:y="10.633cm" svg:viewBox="0 0 0 0" draw:points="0,0">
          <text:p/>
        </draw:polygon>
        <draw:line draw:style-name="gr13" draw:text-style-name="P11" draw:layer="layout" svg:x1="1.372cm" svg:y1="10.633cm" svg:x2="4.242cm" svg:y2="10.633cm">
          <text:p/>
        </draw:line>
        <draw:frame draw:style-name="gr22" draw:text-style-name="P12" draw:layer="layout" svg:width="2.135cm" svg:height="0.442cm" svg:x="4.295cm" svg:y="10.408cm">
          <draw:text-box>
            <text:p text:style-name="P3"><text:span text:style-name="T2">Aquilensis</text:span></text:p>
          </draw:text-box>
        </draw:frame>
        <draw:line draw:style-name="gr13" draw:text-style-name="P11" draw:layer="layout" svg:x1="4.051cm" svg:y1="7.534cm" svg:x2="4.051cm" svg:y2="8.172cm">
          <text:p/>
        </draw:line>
        <draw:line draw:style-name="gr13" draw:text-style-name="P11" draw:layer="layout" svg:x1="4.052cm" svg:y1="8.172cm" svg:x2="4.243cm" svg:y2="8.172cm">
          <text:p/>
        </draw:line>
        <draw:line draw:style-name="gr13" draw:text-style-name="P11" draw:layer="layout" svg:x1="4.05cm" svg:y1="7.543cm" svg:x2="4.241cm" svg:y2="7.543cm">
          <text:p/>
        </draw:line>
        <draw:polygon draw:style-name="gr2" draw:text-style-name="P2" draw:layer="layout" svg:width="3.249cm" svg:height="0.619cm" svg:x="7.52cm" svg:y="1.65cm" svg:viewBox="0 0 3250 620" draw:points="0,0 3250,0 3250,620 0,620">
          <text:p/>
        </draw:polygon>
        <draw:polygon draw:style-name="gr8" draw:text-style-name="P6" draw:layer="layout" svg:width="3.249cm" svg:height="0.626cm" svg:x="7.52cm" svg:y="1.023cm" svg:viewBox="0 0 3250 627" draw:points="0,0 3250,0 3250,627 0,627">
          <text:p/>
        </draw:polygon>
        <draw:polygon draw:style-name="gr9" draw:text-style-name="P7" draw:layer="layout" svg:width="3.249cm" svg:height="0.621cm" svg:x="7.52cm" svg:y="2.236cm" svg:viewBox="0 0 3250 622" draw:points="0,0 3250,0 3250,622 0,622">
          <text:p/>
        </draw:polygon>
        <draw:polygon draw:style-name="gr10" draw:text-style-name="P8" draw:layer="layout" svg:width="3.249cm" svg:height="0.621cm" svg:x="7.52cm" svg:y="2.857cm" svg:viewBox="0 0 3250 622" draw:points="0,0 3250,0 3250,622 0,622">
          <text:p/>
        </draw:polygon>
        <draw:polygon draw:style-name="gr11" draw:text-style-name="P9" draw:layer="layout" svg:width="3.249cm" svg:height="0.621cm" svg:x="7.52cm" svg:y="3.478cm" svg:viewBox="0 0 3250 622" draw:points="0,0 3250,0 3250,622 0,622">
          <text:p/>
        </draw:polygon>
        <draw:polygon draw:style-name="gr12" draw:text-style-name="P10" draw:layer="layout" svg:width="3.249cm" svg:height="0.621cm" svg:x="7.52cm" svg:y="4.099cm" svg:viewBox="0 0 3250 622" draw:points="0,0 3250,0 3250,622 0,622">
          <text:p/>
        </draw:polygon>
        <draw:line draw:style-name="gr13" draw:text-style-name="P11" draw:layer="layout" svg:x1="4.242cm" svg:y1="3.176cm" svg:x2="4.242cm" svg:y2="4.461cm">
          <text:p/>
        </draw:line>
        <draw:polygon draw:style-name="gr14" draw:text-style-name="P11" draw:layer="layout" svg:width="0cm" svg:height="0cm" svg:x="4.257cm" svg:y="3.818cm" svg:viewBox="0 0 0 0" draw:points="0,0">
          <text:p/>
        </draw:polygon>
        <draw:polygon draw:style-name="gr13" draw:text-style-name="P11" draw:layer="layout" svg:width="0cm" svg:height="0cm" svg:x="4.257cm" svg:y="3.818cm" svg:viewBox="0 0 0 0" draw:points="0,0">
          <text:p/>
        </draw:polygon>
        <draw:line draw:style-name="gr13" draw:text-style-name="P11" draw:layer="layout" svg:x1="4.851cm" svg:y1="2.596cm" svg:x2="4.851cm" svg:y2="3.84cm">
          <text:p/>
        </draw:line>
        <draw:line draw:style-name="gr13" draw:text-style-name="P11" draw:layer="layout" svg:x1="4.257cm" svg:y1="3.218cm" svg:x2="4.847cm" svg:y2="3.218cm">
          <text:p/>
        </draw:line>
        <draw:line draw:style-name="gr13" draw:text-style-name="P11" draw:layer="layout" svg:x1="5.5cm" svg:y1="2.058cm" svg:x2="5.5cm" svg:y2="3.219cm">
          <text:p/>
        </draw:line>
        <draw:line draw:style-name="gr13" draw:text-style-name="P11" draw:layer="layout" svg:x1="4.851cm" svg:y1="2.639cm" svg:x2="5.472cm" svg:y2="2.639cm">
          <text:p/>
        </draw:line>
        <draw:line draw:style-name="gr13" draw:text-style-name="P11" draw:layer="layout" svg:x1="6.166cm" svg:y1="1.603cm" svg:x2="6.166cm" svg:y2="2.598cm">
          <text:p/>
        </draw:line>
        <draw:line draw:style-name="gr13" draw:text-style-name="P11" draw:layer="layout" svg:x1="5.5cm" svg:y1="2.101cm" svg:x2="6.122cm" svg:y2="2.101cm">
          <text:p/>
        </draw:line>
        <draw:line draw:style-name="gr13" draw:text-style-name="P11" draw:layer="layout" svg:x1="6.166cm" svg:y1="1.646cm" svg:x2="6.681cm" svg:y2="1.646cm">
          <text:p/>
        </draw:line>
        <draw:polygon draw:style-name="gr15" draw:text-style-name="P11" draw:layer="layout" svg:width="0cm" svg:height="0cm" svg:x="7.663cm" svg:y="1.342cm" svg:viewBox="0 0 0 0" draw:points="0,0">
          <text:p/>
        </draw:polygon>
        <draw:polygon draw:style-name="gr16" draw:text-style-name="P11" draw:layer="layout" svg:width="0cm" svg:height="0cm" svg:x="7.663cm" svg:y="1.342cm" svg:viewBox="0 0 0 0" draw:points="0,0">
          <text:p/>
        </draw:polygon>
        <draw:frame draw:style-name="gr17" draw:text-style-name="P12" draw:layer="layout" svg:width="1.885cm" svg:height="1.324cm" svg:x="7.717cm" svg:y="1.117cm">
          <draw:text-box>
            <text:p text:style-name="P3"><text:span text:style-name="T2">Pelastes</text:span></text:p>
          </draw:text-box>
        </draw:frame>
        <draw:polygon draw:style-name="gr15" draw:text-style-name="P11" draw:layer="layout" svg:width="0cm" svg:height="0cm" svg:x="7.663cm" svg:y="1.949cm" svg:viewBox="0 0 0 0" draw:points="0,0">
          <text:p/>
        </draw:polygon>
        <draw:polygon draw:style-name="gr16" draw:text-style-name="P11" draw:layer="layout" svg:width="0cm" svg:height="0cm" svg:x="7.663cm" svg:y="1.949cm" svg:viewBox="0 0 0 0" draw:points="0,0">
          <text:p/>
        </draw:polygon>
        <draw:polygon draw:style-name="gr14" draw:text-style-name="P11" draw:layer="layout" svg:width="0cm" svg:height="0cm" svg:x="7.663cm" svg:y="2.556cm" svg:viewBox="0 0 0 0" draw:points="0,0">
          <text:p/>
        </draw:polygon>
        <draw:line draw:style-name="gr13" draw:text-style-name="P11" draw:layer="layout" svg:x1="6.166cm" svg:y1="2.556cm" svg:x2="7.52cm" svg:y2="2.556cm">
          <text:p/>
        </draw:line>
        <draw:frame draw:style-name="gr18" draw:text-style-name="P12" draw:layer="layout" svg:width="1.385cm" svg:height="0.883cm" svg:x="7.717cm" svg:y="1.724cm">
          <draw:text-box>
            <text:p text:style-name="P3"><text:span text:style-name="T2">Ozark</text:span></text:p>
          </draw:text-box>
        </draw:frame>
        <draw:frame draw:style-name="gr19" draw:text-style-name="P12" draw:layer="layout" svg:width="2.385cm" svg:height="1.324cm" svg:x="7.717cm" svg:y="2.331cm">
          <draw:text-box>
            <text:p text:style-name="P3"><text:span text:style-name="T2">Megaloti</text:span><text:span text:style-name="T2">s</text:span></text:p>
          </draw:text-box>
        </draw:frame>
        <draw:polygon draw:style-name="gr14" draw:text-style-name="P11" draw:layer="layout" svg:width="0cm" svg:height="0cm" svg:x="7.663cm" svg:y="3.177cm" svg:viewBox="0 0 0 0" draw:points="0,0">
          <text:p/>
        </draw:polygon>
        <draw:line draw:style-name="gr13" draw:text-style-name="P11" draw:layer="layout" svg:x1="5.5cm" svg:y1="3.177cm" svg:x2="7.52cm" svg:y2="3.179cm">
          <text:p/>
        </draw:line>
        <draw:frame draw:style-name="gr20" draw:text-style-name="P13" draw:layer="layout" svg:width="1.691cm" svg:height="0.442cm" svg:x="7.717cm" svg:y="2.952cm">
          <draw:text-box>
            <text:p text:style-name="P3"><text:span text:style-name="T2">Oua</text:span><text:span text:style-name="T2">chita</text:span></text:p>
          </draw:text-box>
        </draw:frame>
        <draw:polygon draw:style-name="gr14" draw:text-style-name="P11" draw:layer="layout" svg:width="0cm" svg:height="0cm" svg:x="7.663cm" svg:y="3.798cm" svg:viewBox="0 0 0 0" draw:points="0,0">
          <text:p/>
        </draw:polygon>
        <draw:line draw:style-name="gr13" draw:text-style-name="P11" draw:layer="layout" svg:x1="4.851cm" svg:y1="3.798cm" svg:x2="7.52cm" svg:y2="3.798cm">
          <text:p/>
        </draw:line>
        <draw:frame draw:style-name="gr21" draw:text-style-name="P12" draw:layer="layout" svg:width="1.135cm" svg:height="0.883cm" svg:x="7.717cm" svg:y="3.573cm">
          <draw:text-box>
            <text:p text:style-name="P3"><text:span text:style-name="T2">Solis</text:span></text:p>
          </draw:text-box>
        </draw:frame>
        <draw:polygon draw:style-name="gr14" draw:text-style-name="P11" draw:layer="layout" svg:width="0cm" svg:height="0cm" svg:x="7.663cm" svg:y="4.418cm" svg:viewBox="0 0 0 0" draw:points="0,0">
          <text:p/>
        </draw:polygon>
        <draw:line draw:style-name="gr13" draw:text-style-name="P11" draw:layer="layout" svg:x1="4.257cm" svg:y1="4.418cm" svg:x2="7.52cm" svg:y2="4.418cm">
          <text:p/>
        </draw:line>
        <draw:frame draw:style-name="gr22" draw:text-style-name="P12" draw:layer="layout" svg:width="2.135cm" svg:height="0.442cm" svg:x="7.717cm" svg:y="4.193cm">
          <draw:text-box>
            <text:p text:style-name="P3"><text:span text:style-name="T2">Aquilensis</text:span></text:p>
          </draw:text-box>
        </draw:frame>
        <draw:line draw:style-name="gr13" draw:text-style-name="P11" draw:layer="layout" svg:x1="6.681cm" svg:y1="1.353cm" svg:x2="6.681cm" svg:y2="1.991cm">
          <text:p/>
        </draw:line>
        <draw:line draw:style-name="gr13" draw:text-style-name="P11" draw:layer="layout" svg:x1="6.681cm" svg:y1="1.957cm" svg:x2="7.52cm" svg:y2="1.957cm">
          <text:p/>
        </draw:line>
        <draw:line draw:style-name="gr13" draw:text-style-name="P11" draw:layer="layout" svg:x1="6.636cm" svg:y1="1.328cm" svg:x2="7.52cm" svg:y2="1.328cm">
          <text:p/>
        </draw:line>
        <draw:line draw:style-name="gr1" draw:text-style-name="P1" draw:layer="layout" svg:x1="6.823cm" svg:y1="2.556cm" svg:x2="6.823cm" svg:y2="1.328cm">
          <text:p/>
        </draw:line>
        <draw:frame draw:style-name="gr17" draw:text-style-name="P12" draw:layer="layout" svg:width="1.885cm" svg:height="1.324cm" svg:x="11.466cm" svg:y="7.348cm">
          <draw:text-box>
            <text:p text:style-name="P3"><text:span text:style-name="T2">Pelas</text:span><text:span text:style-name="T2">tes</text:span></text:p>
          </draw:text-box>
        </draw:frame>
        <draw:frame draw:style-name="gr18" draw:text-style-name="P12" draw:layer="layout" svg:width="1.385cm" svg:height="0.883cm" svg:x="11.466cm" svg:y="7.955cm">
          <draw:text-box>
            <text:p text:style-name="P3"><text:span text:style-name="T2">Ozark</text:span></text:p>
          </draw:text-box>
        </draw:frame>
        <draw:frame draw:style-name="gr19" draw:text-style-name="P12" draw:layer="layout" svg:width="2.385cm" svg:height="1.324cm" svg:x="11.466cm" svg:y="8.562cm">
          <draw:text-box>
            <text:p text:style-name="P3"><text:span text:style-name="T2">Megal</text:span><text:span text:style-name="T2">otis</text:span></text:p>
          </draw:text-box>
        </draw:frame>
        <draw:frame draw:style-name="gr20" draw:text-style-name="P13" draw:layer="layout" svg:width="1.691cm" svg:height="0.442cm" svg:x="11.466cm" svg:y="9.183cm">
          <draw:text-box>
            <text:p text:style-name="P3"><text:span text:style-name="T2">Ouachita</text:span></text:p>
          </draw:text-box>
        </draw:frame>
        <draw:frame draw:style-name="gr21" draw:text-style-name="P12" draw:layer="layout" svg:width="1.135cm" svg:height="0.883cm" svg:x="11.466cm" svg:y="9.804cm">
          <draw:text-box>
            <text:p text:style-name="P3"><text:span text:style-name="T2">Solis</text:span></text:p>
          </draw:text-box>
        </draw:frame>
        <draw:frame draw:style-name="gr22" draw:text-style-name="P12" draw:layer="layout" svg:width="2.135cm" svg:height="0.442cm" svg:x="11.466cm" svg:y="10.424cm">
          <draw:text-box>
            <text:p text:style-name="P3"><text:span text:style-name="T2">Aquilensis</text:span></text:p>
          </draw:text-box>
        </draw:frame>
        <draw:line draw:style-name="gr13" draw:text-style-name="P11" draw:layer="layout" svg:x1="10.492cm" svg:y1="9.088cm" svg:x2="10.966cm" svg:y2="9.088cm">
          <text:p/>
        </draw:line>
        <draw:polygon draw:style-name="gr12" draw:text-style-name="P10" draw:layer="layout" svg:width="6.296cm" svg:height="3.687cm" svg:x="4.445cm" svg:y="13.654cm" svg:viewBox="0 0 6297 3688" draw:points="0,0 6297,0 6297,3688 0,3688">
          <text:p/>
        </draw:polygon>
        <draw:frame draw:style-name="gr17" draw:text-style-name="P12" draw:layer="layout" svg:width="1.885cm" svg:height="1.324cm" svg:x="4.945cm" svg:y="13.763cm">
          <draw:text-box>
            <text:p text:style-name="P3"><text:span text:style-name="T2">Pelastes</text:span></text:p>
          </draw:text-box>
        </draw:frame>
        <draw:frame draw:style-name="gr18" draw:text-style-name="P12" draw:layer="layout" svg:width="1.385cm" svg:height="0.883cm" svg:x="4.945cm" svg:y="14.37cm">
          <draw:text-box>
            <text:p text:style-name="P3"><text:span text:style-name="T2">Ozark</text:span></text:p>
          </draw:text-box>
        </draw:frame>
        <draw:frame draw:style-name="gr19" draw:text-style-name="P12" draw:layer="layout" svg:width="2.385cm" svg:height="1.324cm" svg:x="4.945cm" svg:y="14.977cm">
          <draw:text-box>
            <text:p text:style-name="P3"><text:span text:style-name="T2">Megalotis</text:span></text:p>
          </draw:text-box>
        </draw:frame>
        <draw:frame draw:style-name="gr20" draw:text-style-name="P13" draw:layer="layout" svg:width="1.691cm" svg:height="0.442cm" svg:x="4.945cm" svg:y="15.598cm">
          <draw:text-box>
            <text:p text:style-name="P3"><text:span text:style-name="T2">Ouachita</text:span></text:p>
          </draw:text-box>
        </draw:frame>
        <draw:frame draw:style-name="gr21" draw:text-style-name="P12" draw:layer="layout" svg:width="1.135cm" svg:height="0.883cm" svg:x="4.945cm" svg:y="16.219cm">
          <draw:text-box>
            <text:p text:style-name="P3"><text:span text:style-name="T2">Solis</text:span></text:p>
          </draw:text-box>
        </draw:frame>
        <draw:frame draw:style-name="gr22" draw:text-style-name="P12" draw:layer="layout" svg:width="2.135cm" svg:height="0.442cm" svg:x="4.945cm" svg:y="16.839cm">
          <draw:text-box>
            <text:p text:style-name="P3"><text:span text:style-name="T2">Aquilensis</text:span></text:p>
          </draw:text-box>
        </draw:frame>
        <draw:line draw:style-name="gr13" draw:text-style-name="P11" draw:layer="layout" svg:x1="3.971cm" svg:y1="15.503cm" svg:x2="4.445cm" svg:y2="15.503cm">
          <text:p/>
        </draw:line>
        <draw:polygon draw:style-name="gr12" draw:text-style-name="P10" draw:layer="layout" svg:width="3.296cm" svg:height="3.687cm" svg:x="10.953cm" svg:y="7.239cm" svg:viewBox="0 0 3297 3688" draw:points="0,0 3297,0 3297,3688 0,3688">
          <text:p/>
        </draw:polygon>
        <draw:frame draw:style-name="gr17" draw:text-style-name="P12" draw:layer="layout" svg:width="1.885cm" svg:height="1.324cm" svg:x="11.453cm" svg:y="7.348cm">
          <draw:text-box>
            <text:p text:style-name="P3"><text:span text:style-name="T2">P</text:span><text:span text:style-name="T2">e</text:span><text:span text:style-name="T2">l</text:span><text:span text:style-name="T2">a</text:span><text:span text:style-name="T2">s</text:span><text:span text:style-name="T2">t</text:span><text:span text:style-name="T2">e</text:span><text:span text:style-name="T2">s</text:span></text:p>
          </draw:text-box>
        </draw:frame>
        <draw:frame draw:style-name="gr18" draw:text-style-name="P12" draw:layer="layout" svg:width="1.385cm" svg:height="0.883cm" svg:x="11.453cm" svg:y="7.955cm">
          <draw:text-box>
            <text:p text:style-name="P3"><text:span text:style-name="T2">Ozar</text:span><text:span text:style-name="T2">k</text:span></text:p>
          </draw:text-box>
        </draw:frame>
        <draw:frame draw:style-name="gr19" draw:text-style-name="P12" draw:layer="layout" svg:width="2.385cm" svg:height="1.324cm" svg:x="11.453cm" svg:y="8.562cm">
          <draw:text-box>
            <text:p text:style-name="P3"><text:span text:style-name="T2">Megalotis</text:span></text:p>
          </draw:text-box>
        </draw:frame>
        <draw:frame draw:style-name="gr20" draw:text-style-name="P13" draw:layer="layout" svg:width="1.691cm" svg:height="0.442cm" svg:x="11.453cm" svg:y="9.183cm">
          <draw:text-box>
            <text:p text:style-name="P3"><text:span text:style-name="T2">O</text:span><text:span text:style-name="T2">u</text:span><text:span text:style-name="T2">a</text:span><text:span text:style-name="T2">c</text:span><text:span text:style-name="T2">h</text:span><text:span text:style-name="T2">i</text:span><text:span text:style-name="T2">t</text:span><text:span text:style-name="T2">a</text:span></text:p>
          </draw:text-box>
        </draw:frame>
        <draw:frame draw:style-name="gr21" draw:text-style-name="P12" draw:layer="layout" svg:width="1.135cm" svg:height="0.883cm" svg:x="11.453cm" svg:y="9.804cm">
          <draw:text-box>
            <text:p text:style-name="P3"><text:span text:style-name="T2">Solis</text:span></text:p>
          </draw:text-box>
        </draw:frame>
        <draw:frame draw:style-name="gr22" draw:text-style-name="P12" draw:layer="layout" svg:width="2.135cm" svg:height="0.442cm" svg:x="11.453cm" svg:y="10.424cm">
          <draw:text-box>
            <text:p text:style-name="P3"><text:span text:style-name="T2">Aquil</text:span><text:span text:style-name="T2">ensis</text:span></text:p>
          </draw:text-box>
        </draw:frame>
        <draw:line draw:style-name="gr13" draw:text-style-name="P11" draw:layer="layout" svg:x1="10.479cm" svg:y1="9.088cm" svg:x2="10.953cm" svg:y2="9.088cm">
          <text:p/>
        </draw:line>
        <draw:frame draw:style-name="gr19" draw:text-style-name="P14" draw:layer="layout" svg:width="2.385cm" svg:height="1.324cm" svg:x="8.107cm" svg:y="15.33cm">
          <draw:text-box>
            <text:p text:style-name="P3"><text:span text:style-name="T3">L</text:span><text:span text:style-name="T3">.</text:span><text:span text:style-name="T3"> </text:span><text:span text:style-name="T3">m</text:span><text:span text:style-name="T3">e</text:span><text:span text:style-name="T3">g</text:span><text:span text:style-name="T3">a</text:span><text:span text:style-name="T3">l</text:span><text:span text:style-name="T3">o</text:span><text:span text:style-name="T3">t</text:span><text:span text:style-name="T3">i</text:span><text:span text:style-name="T3">s</text:span></text:p>
          </draw:text-box>
        </draw:frame>
        <draw:frame draw:style-name="gr23" draw:text-style-name="P16" draw:layer="layout" svg:width="1cm" svg:height="0.712cm" svg:x="0.25cm" svg:y="0.25cm">
          <draw:text-box>
            <text:p text:style-name="P15"><text:span text:style-name="T1">a)</text:span></text:p>
          </draw:text-box>
        </draw:frame>
        <draw:frame draw:style-name="gr23" draw:text-style-name="P16" draw:layer="layout" svg:width="1cm" svg:height="0.712cm" svg:x="0.25cm" svg:y="6.379cm">
          <draw:text-box>
            <text:p text:style-name="P15"><text:span text:style-name="T1">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adornments="Regular" style:font-family-generic="swiss" style:font-pitch="variable"/>
    <style:font-face style:name="Arimo" svg:font-family="Arimo" style:font-pitch="variable"/>
    <style:font-face style:name="Arimo1" svg:font-family="Arimo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stroke-dash20" draw:style="rect" draw:dots1="1" draw:dots1-length="0.028cm" draw:distance="0.056cm"/>
    <draw:stroke-dash draw:name="stroke-dash27" draw:style="rect" draw:dots1="1" draw:dots1-length="0.084cm" draw:distance="0.169cm"/>
    <draw:stroke-dash draw:name="stroke-dash32" draw:style="rect" draw:dots1="1" draw:dots1-length="0.179cm" draw:distance="0.1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5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15T16:58:32.819827459</dc:date>
    <meta:editing-duration>PT16M3S</meta:editing-duration>
    <meta:editing-cycles>4</meta:editing-cycles>
    <meta:document-statistic meta:object-count="114"/>
  </office:meta>
</office:document-meta>
</file>